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ctype.h&gt;</text:p>
      <text:p text:style-name="P1">#include &lt;stdbool.h&gt;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#include "error.h"</text:p>
      <text:p text:style-name="P1">#include "poly.h"</text:p>
      <text:p text:style-name="P1"/>
      <text:p text:style-name="P1">struct poly_t {</text:p>
      <text:p text:style-name="P1"><text:s text:c="2"/>poly_elem *first;</text:p>
      <text:p text:style-name="P1">};</text:p>
      <text:p text:style-name="P1"/>
      <text:p text:style-name="P1">struct poly_elem {</text:p>
      <text:p text:style-name="P1"><text:s text:c="2"/>poly_elem *next;</text:p>
      <text:p text:style-name="P1"><text:s text:c="2"/>int koeff;</text:p>
      <text:p text:style-name="P1"><text:s text:c="2"/>long exp;</text:p>
      <text:p text:style-name="P1">};</text:p>
      <text:p text:style-name="P1"/>
      <text:p text:style-name="P1">void add_elem(poly_t* poly, poly_elem* element);</text:p>
      <text:p text:style-name="P1">int concat(int x, int y);</text:p>
      <text:p text:style-name="P1">void* xmalloc(size_t size);</text:p>
      <text:p text:style-name="P1"/>
      <text:p text:style-name="P1">poly_t* new_poly_from_string(const char* string) {</text:p>
      <text:p text:style-name="P1"><text:s text:c="2"/>int i, k;</text:p>
      <text:p text:style-name="P1"><text:s text:c="2"/>int sign_index, koeff, last_x_index, string_length;</text:p>
      <text:p text:style-name="P1"><text:s text:c="2"/>long exp;</text:p>
      <text:p text:style-name="P1"><text:s/></text:p>
      <text:p text:style-name="P1"><text:s text:c="2"/>//Declare element</text:p>
      <text:p text:style-name="P1"><text:s text:c="2"/>poly_elem* element;</text:p>
      <text:p text:style-name="P1"/>
      <text:p text:style-name="P1"><text:s text:c="2"/>//Allocate 1 polynom</text:p>
      <text:p text:style-name="P1"><text:s text:c="2"/>poly_t *polynom;</text:p>
      <text:p text:style-name="P1"><text:s text:c="2"/>polynom = xmalloc(sizeof(struct poly_t));</text:p>
      <text:p text:style-name="P1"><text:s text:c="2"/>polynom-&gt;first = NULL;</text:p>
      <text:p text:style-name="P1"/>
      <text:p text:style-name="P1"><text:s text:c="2"/>sign_index = -2;</text:p>
      <text:p text:style-name="P1"><text:s text:c="2"/>koeff = 1;</text:p>
      <text:p text:style-name="P1"><text:s text:c="2"/>exp = 0;</text:p>
      <text:p text:style-name="P1"><text:s text:c="2"/>last_x_index = 0;</text:p>
      <text:p text:style-name="P1"><text:s text:c="2"/>string_length = strlen(string);</text:p>
      <text:p text:style-name="P1"/>
      <text:p text:style-name="P1"><text:s text:c="2"/>//WE ARE ASSUMING THAT POLYNOMIALS ARE WRITTEN IN DEGREEORDER WITH HIGHEST DEGREE FIRST (which makes sense, since polynomials often are written that way)</text:p>
      <text:p text:style-name="P1"><text:s text:c="2"/>//Loop through the string</text:p>
      <text:p text:style-name="P1"><text:s text:c="2"/>for (i = 1; i &lt; string_length; i++) {</text:p>
      <text:p text:style-name="P1"><text:s text:c="4"/>//when we find x</text:p>
      <text:p text:style-name="P1"><text:s text:c="4"/>if (string[i - 1] == 'x') {</text:p>
      <text:p text:style-name="P1"><text:s text:c="6"/>//last x index is here</text:p>
      <text:p text:style-name="P1"><text:soft-page-break/><text:s text:c="6"/>last_x_index = i - 1;</text:p>
      <text:p text:style-name="P1"/>
      <text:p text:style-name="P1"><text:s text:c="6"/>//Allocate 1 new element</text:p>
      <text:p text:style-name="P1"><text:s text:c="6"/>element = xmalloc(sizeof(struct poly_elem));</text:p>
      <text:p text:style-name="P1"><text:s text:c="6"/>element-&gt;koeff = 1;</text:p>
      <text:p text:style-name="P1"><text:s text:c="6"/>element-&gt;exp = 1;</text:p>
      <text:p text:style-name="P1"><text:s text:c="6"/>element-&gt;next = NULL;</text:p>
      <text:p text:style-name="P1"/>
      <text:p text:style-name="P1"><text:s text:c="6"/>//if the sign was '-'</text:p>
      <text:p text:style-name="P1"><text:s text:c="6"/>if (sign_index &gt;= 0) {</text:p>
      <text:p text:style-name="P1"><text:tab/>if (string[sign_index] == '-') {</text:p>
      <text:p text:style-name="P1"><text:tab/> <text:s/>element-&gt;koeff = -1;</text:p>
      <text:p text:style-name="P1"><text:tab/>} else { //if sign was '+'</text:p>
      <text:p text:style-name="P1"><text:tab/> <text:s/>element-&gt;koeff = 1;</text:p>
      <text:p text:style-name="P1"><text:tab/>}</text:p>
      <text:p text:style-name="P1"><text:s text:c="6"/>}</text:p>
      <text:p text:style-name="P1"/>
      <text:p text:style-name="P1"><text:s text:c="6"/>//Unless sign was right in front of x (x is at i - 1, space at i - 2)</text:p>
      <text:p text:style-name="P1"><text:s text:c="6"/>if (sign_index != i - 3) {</text:p>
      <text:p text:style-name="P1"><text:tab/>//take first number of the koeff</text:p>
      <text:p text:style-name="P1"><text:tab/>koeff = string[sign_index + 2] - '0';</text:p>
      <text:p text:style-name="P1"><text:tab/>//collect rest of the numbers in the koefficient</text:p>
      <text:p text:style-name="P1"><text:tab/>for (k = sign_index + 2; k &lt; last_x_index - 1; k++) {</text:p>
      <text:p text:style-name="P1"><text:tab/> <text:s/>koeff = concat(koeff, string[k + 1] - '0');</text:p>
      <text:p text:style-name="P1"><text:tab/>}</text:p>
      <text:p text:style-name="P1"><text:tab/>element-&gt;koeff = element-&gt;koeff * koeff;</text:p>
      <text:p text:style-name="P1"><text:s text:c="6"/>}</text:p>
      <text:p text:style-name="P1"><text:s text:c="6"/></text:p>
      <text:p text:style-name="P1"><text:s text:c="6"/>k = last_x_index;</text:p>
      <text:p text:style-name="P1"><text:s text:c="6"/>//find index of next sign</text:p>
      <text:p text:style-name="P1"><text:s text:c="6"/>while (string[k] != '+' &amp;&amp; string[k] != '-' &amp;&amp; k &lt; string_length - 1) {</text:p>
      <text:p text:style-name="P1"><text:tab/>k++;</text:p>
      <text:p text:style-name="P1"><text:s text:c="6"/>}</text:p>
      <text:p text:style-name="P1"><text:s text:c="6"/>sign_index = k;</text:p>
      <text:p text:style-name="P1"/>
      <text:p text:style-name="P1"><text:s text:c="6"/>//if we have exponent of x</text:p>
      <text:p text:style-name="P1"><text:s text:c="6"/>if (string[last_x_index + 1] == '^') {</text:p>
      <text:p text:style-name="P1"><text:tab/>//save first exp</text:p>
      <text:p text:style-name="P1"><text:tab/>exp = string[last_x_index + 2] - '0';</text:p>
      <text:p text:style-name="P1"/>
      <text:p text:style-name="P1"><text:tab/>//loop until next sign (stop at sign_index - 3 since space separates last exponent number and sign)</text:p>
      <text:p text:style-name="P1"><text:tab/>for (k = last_x_index + 2; k &lt; sign_index - 2; k++) {</text:p>
      <text:p text:style-name="P1"><text:tab/> <text:s/>exp = concat(exp, string[k + 1] - '0');</text:p>
      <text:p text:style-name="P1"><text:tab/>}</text:p>
      <text:p text:style-name="P1"><text:tab/>element-&gt;exp = exp;</text:p>
      <text:p text:style-name="P1"><text:s text:c="6"/>} else {</text:p>
      <text:p text:style-name="P1"><text:tab/>exp = 1;</text:p>
      <text:p text:style-name="P1"><text:s text:c="6"/>}</text:p>
      <text:p text:style-name="P1"/>
      <text:p text:style-name="P1"><text:soft-page-break/><text:s text:c="6"/>//add the element</text:p>
      <text:p text:style-name="P1"><text:s text:c="6"/>add_elem(polynom, element);</text:p>
      <text:p text:style-name="P1"><text:s text:c="6"/></text:p>
      <text:p text:style-name="P1"><text:s text:c="4"/>} //end if we find x</text:p>
      <text:p text:style-name="P1"/>
      <text:p text:style-name="P1"><text:s text:c="2"/>} //end loop through string</text:p>
      <text:p text:style-name="P1"/>
      <text:p text:style-name="P1"><text:s text:c="2"/>//if constant exist at end</text:p>
      <text:p text:style-name="P1"><text:s text:c="2"/>if (last_x_index &lt; sign_index) {</text:p>
      <text:p text:style-name="P1"/>
      <text:p text:style-name="P1"><text:s text:c="4"/>//Allocate 1 new element</text:p>
      <text:p text:style-name="P1"><text:s text:c="4"/>element = malloc(sizeof(struct poly_elem));</text:p>
      <text:p text:style-name="P1"><text:s text:c="4"/>element-&gt;koeff = 1;</text:p>
      <text:p text:style-name="P1"><text:s text:c="4"/>element-&gt;exp = 0;</text:p>
      <text:p text:style-name="P1"><text:s text:c="4"/>element-&gt;next = NULL;</text:p>
      <text:p text:style-name="P1"/>
      <text:p text:style-name="P1"><text:s text:c="4"/>//handle constant</text:p>
      <text:p text:style-name="P1"><text:s text:c="4"/>if (string[sign_index] == '-') {</text:p>
      <text:p text:style-name="P1"><text:s text:c="6"/>element-&gt;koeff = -1;</text:p>
      <text:p text:style-name="P1"><text:s text:c="4"/>} else {</text:p>
      <text:p text:style-name="P1"><text:s text:c="6"/>element-&gt;koeff = 1;</text:p>
      <text:p text:style-name="P1"><text:s text:c="4"/>}</text:p>
      <text:p text:style-name="P1"/>
      <text:p text:style-name="P1"><text:s text:c="4"/>//take first number of the koeff</text:p>
      <text:p text:style-name="P1"><text:s text:c="4"/>koeff = string[sign_index + 2] - '0';</text:p>
      <text:p text:style-name="P1"><text:s text:c="4"/>//collect rest of the numbers in the koefficient</text:p>
      <text:p text:style-name="P1"><text:s text:c="4"/>for (k = sign_index + 2; k &lt; string_length - 1; k++) {</text:p>
      <text:p text:style-name="P1"><text:s text:c="6"/>koeff = concat(koeff, string[k + 1] - '0');</text:p>
      <text:p text:style-name="P1"><text:s text:c="4"/>}</text:p>
      <text:p text:style-name="P1"><text:s text:c="4"/>element-&gt;koeff = element-&gt;koeff * koeff;</text:p>
      <text:p text:style-name="P1"/>
      <text:p text:style-name="P1"><text:s text:c="4"/>//add the element</text:p>
      <text:p text:style-name="P1"><text:s text:c="4"/>add_elem(polynom, element);</text:p>
      <text:p text:style-name="P1"/>
      <text:p text:style-name="P1"><text:s text:c="2"/>} //end if constant exist</text:p>
      <text:p text:style-name="P1"><text:s text:c="2"/>return polynom;</text:p>
      <text:p text:style-name="P1">}</text:p>
      <text:p text:style-name="P1"/>
      <text:p text:style-name="P1">void free_poly(poly_t* p) {</text:p>
      <text:p text:style-name="P1"><text:s text:c="2"/>poly_t* header;</text:p>
      <text:p text:style-name="P1"><text:s text:c="2"/>poly_elem* node;</text:p>
      <text:p text:style-name="P1"><text:s text:c="2"/>poly_elem* temp;</text:p>
      <text:p text:style-name="P1"/>
      <text:p text:style-name="P1"><text:s text:c="2"/>node = p-&gt;first;</text:p>
      <text:p text:style-name="P1"><text:s text:c="2"/>header = p;</text:p>
      <text:p text:style-name="P1"/>
      <text:p text:style-name="P1"><text:s text:c="2"/>while (node != NULL) {</text:p>
      <text:p text:style-name="P1"><text:s text:c="4"/>temp = node;</text:p>
      <text:p text:style-name="P1"><text:s text:c="4"/>node = node-&gt;next;</text:p>
      <text:p text:style-name="P1"><text:soft-page-break/><text:s text:c="4"/>free(temp);</text:p>
      <text:p text:style-name="P1"><text:s text:c="2"/>}</text:p>
      <text:p text:style-name="P1"><text:s text:c="2"/></text:p>
      <text:p text:style-name="P1"><text:s text:c="2"/>free(header);</text:p>
      <text:p text:style-name="P1">}</text:p>
      <text:p text:style-name="P1"/>
      <text:p text:style-name="P1">poly_t* mul(poly_t* p, poly_t* q) {</text:p>
      <text:p text:style-name="P1"><text:s text:c="2"/>poly_elem* e_p = p-&gt;first;</text:p>
      <text:p text:style-name="P1"><text:s text:c="2"/>poly_elem* e_q = q-&gt;first;</text:p>
      <text:p text:style-name="P1"><text:s text:c="2"/>poly_t* res;</text:p>
      <text:p text:style-name="P1"><text:s text:c="2"/>poly_elem* temp;</text:p>
      <text:p text:style-name="P1"/>
      <text:p text:style-name="P1"><text:s text:c="2"/>//Error if no elements</text:p>
      <text:p text:style-name="P1"><text:s text:c="2"/>if (p-&gt;first == NULL || q-&gt;first == NULL) {</text:p>
      <text:p text:style-name="P1"><text:s text:c="4"/>fprintf(stderr, "One or more polynomials are NULL");</text:p>
      <text:p text:style-name="P1"><text:s text:c="4"/>exit(1);</text:p>
      <text:p text:style-name="P1"><text:s text:c="2"/>}</text:p>
      <text:p text:style-name="P1"/>
      <text:p text:style-name="P1"><text:s text:c="2"/>//Allocate memory for res and temp</text:p>
      <text:p text:style-name="P1"><text:s text:c="2"/>res = xmalloc(sizeof(struct poly_t));</text:p>
      <text:p text:style-name="P1"><text:s text:c="2"/>res-&gt;first = NULL;</text:p>
      <text:p text:style-name="P1"><text:s text:c="2"/>temp = xmalloc(sizeof(struct poly_elem));</text:p>
      <text:p text:style-name="P1"><text:s text:c="2"/>temp-&gt;koeff = 1;</text:p>
      <text:p text:style-name="P1"><text:s text:c="2"/>temp-&gt;exp = 0;</text:p>
      <text:p text:style-name="P1"><text:s text:c="2"/>temp-&gt;next = NULL;</text:p>
      <text:p text:style-name="P1"/>
      <text:p text:style-name="P1"><text:s text:c="2"/>//Loop through all elements in the polynomials, size order is solved by itself but we need to consider</text:p>
      <text:p text:style-name="P1"><text:s text:c="2"/>//when we get 2 elements of the same degree; add them.</text:p>
      <text:p text:style-name="P1"><text:s text:c="2"/>while (e_p != NULL) {</text:p>
      <text:p text:style-name="P1"><text:s text:c="4"/>while(e_q != NULL) {</text:p>
      <text:p text:style-name="P1"><text:s text:c="6"/>temp-&gt;koeff = e_p-&gt;koeff * e_q-&gt;koeff;</text:p>
      <text:p text:style-name="P1"><text:s text:c="6"/>temp-&gt;exp = e_p-&gt;exp + e_q-&gt;exp;</text:p>
      <text:p text:style-name="P1"><text:s text:c="6"/>e_q = e_q-&gt;next;</text:p>
      <text:p text:style-name="P1"/>
      <text:p text:style-name="P1"><text:s text:c="6"/>//Add temp to res</text:p>
      <text:p text:style-name="P1"><text:s text:c="6"/>add_elem(res, temp); </text:p>
      <text:p text:style-name="P1"/>
      <text:p text:style-name="P1"><text:s text:c="6"/>//Allocate another element</text:p>
      <text:p text:style-name="P1"><text:s text:c="6"/>temp = xmalloc(sizeof(struct poly_elem));</text:p>
      <text:p text:style-name="P1"><text:s text:c="6"/>temp-&gt;koeff = 1;</text:p>
      <text:p text:style-name="P1"><text:s text:c="6"/>temp-&gt;exp = 0;</text:p>
      <text:p text:style-name="P1"><text:s text:c="6"/>temp-&gt;next = NULL;</text:p>
      <text:p text:style-name="P1"><text:s text:c="4"/>}</text:p>
      <text:p text:style-name="P1"><text:s text:c="4"/>e_q = q-&gt;first;</text:p>
      <text:p text:style-name="P1"><text:s text:c="4"/>e_p = e_p-&gt;next;</text:p>
      <text:p text:style-name="P1"><text:s text:c="2"/>}</text:p>
      <text:p text:style-name="P1"/>
      <text:p text:style-name="P1"><text:s text:c="2"/>free(temp);</text:p>
      <text:p text:style-name="P1"/>
      <text:p text:style-name="P1"><text:soft-page-break/><text:s text:c="2"/>return res;</text:p>
      <text:p text:style-name="P1">}</text:p>
      <text:p text:style-name="P1"/>
      <text:p text:style-name="P1">void print_poly(poly_t* p) {</text:p>
      <text:p text:style-name="P1"><text:s text:c="2"/>poly_elem* temp;</text:p>
      <text:p text:style-name="P1"><text:s text:c="2"/>int sign;</text:p>
      <text:p text:style-name="P1"/>
      <text:p text:style-name="P1"><text:s text:c="2"/>temp = p-&gt;first;</text:p>
      <text:p text:style-name="P1"/>
      <text:p text:style-name="P1"><text:s text:c="2"/>//Nothing to print</text:p>
      <text:p text:style-name="P1"><text:s text:c="2"/>if (temp == NULL) {</text:p>
      <text:p text:style-name="P1"><text:s text:c="4"/>return;</text:p>
      <text:p text:style-name="P1"><text:s text:c="2"/>}</text:p>
      <text:p text:style-name="P1"/>
      <text:p text:style-name="P1"><text:s text:c="2"/>//Print first element</text:p>
      <text:p text:style-name="P1"><text:s text:c="2"/>if (temp-&gt;koeff != 1) {</text:p>
      <text:p text:style-name="P1"><text:s text:c="4"/>if (temp-&gt;koeff &gt; 0) {</text:p>
      <text:p text:style-name="P1"><text:s text:c="6"/>if (temp-&gt;exp != 1) {</text:p>
      <text:p text:style-name="P1"><text:tab/>printf("%d x^%ld", temp-&gt;koeff, temp-&gt;exp);</text:p>
      <text:p text:style-name="P1"><text:s text:c="6"/>} else {</text:p>
      <text:p text:style-name="P1"><text:tab/>printf("%d x", temp-&gt;koeff);</text:p>
      <text:p text:style-name="P1"><text:s text:c="6"/>}</text:p>
      <text:p text:style-name="P1"><text:s text:c="4"/>} else {</text:p>
      <text:p text:style-name="P1"><text:s text:c="6"/>if (temp-&gt;exp != 1) {</text:p>
      <text:p text:style-name="P1"><text:tab/>printf("-%d x^%ld", abs(temp-&gt;koeff), temp-&gt;exp);</text:p>
      <text:p text:style-name="P1"><text:s text:c="6"/>} else {</text:p>
      <text:p text:style-name="P1"><text:tab/>printf("-%d x", abs(temp-&gt;koeff));</text:p>
      <text:p text:style-name="P1"><text:s text:c="6"/>}</text:p>
      <text:p text:style-name="P1"><text:s text:c="4"/>}</text:p>
      <text:p text:style-name="P1"><text:s text:c="2"/>} else if (temp-&gt;exp != 1) {</text:p>
      <text:p text:style-name="P1"><text:s text:c="4"/>printf("x^%ld", temp-&gt;exp);</text:p>
      <text:p text:style-name="P1"><text:s text:c="2"/>} else {</text:p>
      <text:p text:style-name="P1"><text:s text:c="4"/>printf("x ");</text:p>
      <text:p text:style-name="P1"><text:s text:c="2"/>}</text:p>
      <text:p text:style-name="P1"/>
      <text:p text:style-name="P1"><text:s text:c="2"/>temp = temp-&gt;next;</text:p>
      <text:p text:style-name="P1"/>
      <text:p text:style-name="P1"><text:s text:c="2"/>while (temp != NULL) {</text:p>
      <text:p text:style-name="P1"><text:s text:c="4"/>//Check sign</text:p>
      <text:p text:style-name="P1"><text:s text:c="4"/>if (temp-&gt;koeff &lt; 0) {</text:p>
      <text:p text:style-name="P1"><text:s text:c="6"/>sign = -1;</text:p>
      <text:p text:style-name="P1"><text:s text:c="4"/>} else {</text:p>
      <text:p text:style-name="P1"><text:s text:c="6"/>sign = 1;</text:p>
      <text:p text:style-name="P1"><text:s text:c="4"/>}</text:p>
      <text:p text:style-name="P1"/>
      <text:p text:style-name="P1"><text:s text:c="4"/>//If constant</text:p>
      <text:p text:style-name="P1"><text:s text:c="4"/>if (temp-&gt;exp == 0) {</text:p>
      <text:p text:style-name="P1"><text:s text:c="6"/>if (sign == -1) {</text:p>
      <text:p text:style-name="P1"><text:s text:c="2"/><text:tab/>printf(" - %d", abs(temp-&gt;koeff));</text:p>
      <text:p text:style-name="P1"><text:soft-page-break/><text:s text:c="6"/>} else {</text:p>
      <text:p text:style-name="P1"><text:s text:c="2"/><text:tab/>printf(" + %d", temp-&gt;koeff);</text:p>
      <text:p text:style-name="P1"><text:s text:c="6"/>}</text:p>
      <text:p text:style-name="P1"><text:s text:c="4"/>}</text:p>
      <text:p text:style-name="P1"><text:s text:c="4"/></text:p>
      <text:p text:style-name="P1"><text:s text:c="4"/>//if x^1</text:p>
      <text:p text:style-name="P1"><text:s text:c="4"/>if (temp-&gt;koeff != 1 &amp;&amp; temp-&gt;exp == 1) {</text:p>
      <text:p text:style-name="P1"><text:s text:c="6"/>if (sign == -1) {</text:p>
      <text:p text:style-name="P1"><text:tab/>printf(" - %d x", abs(temp-&gt;koeff));</text:p>
      <text:p text:style-name="P1"><text:s text:c="6"/>} else {</text:p>
      <text:p text:style-name="P1"><text:tab/>printf(" + %d x", temp-&gt;koeff);</text:p>
      <text:p text:style-name="P1"><text:s text:c="6"/>}</text:p>
      <text:p text:style-name="P1"><text:s text:c="4"/>} else if (temp-&gt;koeff == 1 &amp;&amp; temp-&gt;exp == 1) {</text:p>
      <text:p text:style-name="P1"><text:s text:c="6"/>if (sign == -1) {</text:p>
      <text:p text:style-name="P1"><text:tab/>printf(" - x");</text:p>
      <text:p text:style-name="P1"><text:s text:c="6"/>} else {</text:p>
      <text:p text:style-name="P1"><text:tab/>printf(" + x");</text:p>
      <text:p text:style-name="P1"><text:s text:c="6"/>}</text:p>
      <text:p text:style-name="P1"><text:s text:c="4"/>}</text:p>
      <text:p text:style-name="P1"/>
      <text:p text:style-name="P1"><text:s text:c="4"/>//other case</text:p>
      <text:p text:style-name="P1"><text:s text:c="4"/>if (temp-&gt;koeff != 1 &amp;&amp; temp-&gt;exp &gt; 1) {</text:p>
      <text:p text:style-name="P1"><text:s text:c="6"/>if (sign == -1) {</text:p>
      <text:p text:style-name="P1"><text:tab/>printf(" - %d x^%ld", abs(temp-&gt;koeff), temp-&gt;exp);</text:p>
      <text:p text:style-name="P1"><text:s text:c="6"/>} else {</text:p>
      <text:p text:style-name="P1"><text:tab/>printf(" + %d x^%ld", temp-&gt;koeff, temp-&gt;exp);</text:p>
      <text:p text:style-name="P1"><text:s text:c="6"/>}</text:p>
      <text:p text:style-name="P1"><text:s text:c="4"/>} else if (temp-&gt;koeff == 1 &amp;&amp; temp-&gt;exp &gt; 1) {</text:p>
      <text:p text:style-name="P1"><text:s text:c="6"/>if (sign == -1) {</text:p>
      <text:p text:style-name="P1"><text:tab/>printf(" - x^%ld", temp-&gt;exp);</text:p>
      <text:p text:style-name="P1"><text:s text:c="6"/>} else {</text:p>
      <text:p text:style-name="P1"><text:tab/>printf(" + x^%ld", temp-&gt;exp);</text:p>
      <text:p text:style-name="P1"><text:s text:c="6"/>}</text:p>
      <text:p text:style-name="P1"><text:s text:c="4"/>}</text:p>
      <text:p text:style-name="P1"><text:s text:c="4"/>temp = temp-&gt;next;</text:p>
      <text:p text:style-name="P1"><text:s text:c="2"/>} //end while</text:p>
      <text:p text:style-name="P1"><text:s text:c="2"/>printf("\n");</text:p>
      <text:p text:style-name="P1">}</text:p>
      <text:p text:style-name="P1"/>
      <text:p text:style-name="P1">//Adds elements in size order (exponents)</text:p>
      <text:p text:style-name="P1">void add_elem(poly_t* poly, poly_elem* element) {</text:p>
      <text:p text:style-name="P1"><text:s text:c="2"/>poly_elem* temp;</text:p>
      <text:p text:style-name="P1"><text:s text:c="2"/>poly_elem* pre_temp;</text:p>
      <text:p text:style-name="P1"/>
      <text:p text:style-name="P1"><text:s text:c="2"/>//if empty list</text:p>
      <text:p text:style-name="P1"><text:s text:c="2"/>if (poly-&gt;first == NULL) {</text:p>
      <text:p text:style-name="P1"><text:s text:c="4"/>poly-&gt;first = element;</text:p>
      <text:p text:style-name="P1"><text:s text:c="4"/>return;</text:p>
      <text:p text:style-name="P1"><text:s text:c="2"/>}</text:p>
      <text:p text:style-name="P1"><text:soft-page-break/></text:p>
      <text:p text:style-name="P1"><text:s text:c="2"/>temp = poly-&gt;first;</text:p>
      <text:p text:style-name="P1"><text:s text:c="2"/>pre_temp = temp;</text:p>
      <text:p text:style-name="P1"/>
      <text:p text:style-name="P1"><text:s text:c="2"/>//if more than 1 element, add element to list</text:p>
      <text:p text:style-name="P1"><text:s text:c="2"/>while (temp != NULL) {</text:p>
      <text:p text:style-name="P1"><text:s text:c="4"/>//same exp, add koeffs and free</text:p>
      <text:p text:style-name="P1"><text:s text:c="4"/>if (temp-&gt;exp == element-&gt;exp) {</text:p>
      <text:p text:style-name="P1"><text:s text:c="6"/>temp-&gt;koeff = temp-&gt;koeff + element-&gt;koeff;</text:p>
      <text:p text:style-name="P1"><text:s text:c="6"/>free(element);</text:p>
      <text:p text:style-name="P1"><text:s text:c="6"/>return;</text:p>
      <text:p text:style-name="P1"><text:s text:c="4"/>} else if (temp-&gt;exp &lt; element-&gt;exp) {</text:p>
      <text:p text:style-name="P1"><text:s text:c="6"/>//if we're at first element in the list, put element first</text:p>
      <text:p text:style-name="P1"><text:s text:c="6"/>if (poly-&gt;first == temp) {</text:p>
      <text:p text:style-name="P1"><text:tab/>poly-&gt;first = element;</text:p>
      <text:p text:style-name="P1"><text:tab/>element-&gt;next = temp;</text:p>
      <text:p text:style-name="P1"><text:tab/>return;</text:p>
      <text:p text:style-name="P1"><text:s text:c="6"/>}</text:p>
      <text:p text:style-name="P1"><text:s text:c="6"/>//put element before temp</text:p>
      <text:p text:style-name="P1"><text:s text:c="6"/>element-&gt;next = temp;</text:p>
      <text:p text:style-name="P1"><text:s text:c="6"/>pre_temp-&gt;next = element; <text:s text:c="5"/></text:p>
      <text:p text:style-name="P1"><text:s text:c="6"/>return;</text:p>
      <text:p text:style-name="P1"><text:s text:c="4"/>} else if (temp-&gt;exp &gt; element-&gt;exp) {</text:p>
      <text:p text:style-name="P1"><text:s text:c="6"/>//check with next element</text:p>
      <text:p text:style-name="P1"><text:s text:c="6"/>if (temp-&gt;next == NULL) {</text:p>
      <text:p text:style-name="P1"><text:tab/>temp-&gt;next = element;</text:p>
      <text:p text:style-name="P1"><text:tab/>return;</text:p>
      <text:p text:style-name="P1"><text:s text:c="6"/>}</text:p>
      <text:p text:style-name="P1"><text:s text:c="6"/>pre_temp = temp;</text:p>
      <text:p text:style-name="P1"><text:s text:c="6"/>temp = temp-&gt;next;</text:p>
      <text:p text:style-name="P1"><text:s text:c="4"/>}</text:p>
      <text:p text:style-name="P1"><text:s text:c="2"/>} //end while</text:p>
      <text:p text:style-name="P1">}</text:p>
      <text:p text:style-name="P1"/>
      <text:p text:style-name="P1">void* xmalloc(size_t size) {</text:p>
      <text:p text:style-name="P1"><text:s text:c="2"/>void* mem;</text:p>
      <text:p text:style-name="P1"><text:s text:c="2"/>mem = malloc(size);</text:p>
      <text:p text:style-name="P1"><text:s text:c="2"/>if (mem == NULL) {</text:p>
      <text:p text:style-name="P1"><text:s text:c="4"/>fprintf(stderr, "Out of memory!");</text:p>
      <text:p text:style-name="P1"><text:s text:c="4"/>exit(1);</text:p>
      <text:p text:style-name="P1"><text:s text:c="2"/>}</text:p>
      <text:p text:style-name="P1"><text:s text:c="2"/>return mem;</text:p>
      <text:p text:style-name="P1">}</text:p>
      <text:p text:style-name="P1"/>
      <text:p text:style-name="P1">int concat(int x, int y) {</text:p>
      <text:p text:style-name="P1"><text:s text:c="2"/>return x*10 + y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aniel Odenbrand<text:tab/><text:tab/>C-programmering</text:p>
        <text:p text:style-name="Header">pi4, LTH<text:tab/><text:tab/>Edaa25</text:p>
        <text:p text:style-name="Header">920614-4611<text:tab/><text:tab/>Kursansvarig: Jonas Skepstedt</text:p>
        <text:p text:style-name="Header">Tpi11dod<text:tab/><text:tab/>Föregående rättare: Anton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3:06:05</meta:creation-date>
    <dc:date>2014-09-30T13:00:25</dc:date>
    <meta:editing-duration>PT1M5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7" meta:paragraph-count="299" meta:word-count="1122" meta:character-count="7237" meta:non-whitespace-character-count="5467"/>
  </office:meta>
</office:document-meta>
</file>